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9.92mm" style:page-number="auto" fo:break-before="page" table:align="left" style:writing-mode="lr-tb"/>
    </style:style>
    <style:style style:name="Table1.A" style:family="table-column">
      <style:table-column-properties style:column-width="54.12mm"/>
    </style:style>
    <style:style style:name="Table1.B" style:family="table-column">
      <style:table-column-properties style:column-width="125.8mm"/>
    </style:style>
    <style:style style:name="Table1.1" style:family="table-row">
      <style:table-row-properties style:min-row-height="15.88mm"/>
    </style:style>
    <style:style style:name="Table1.A1" style:family="table-cell">
      <style:table-cell-properties fo:padding="0.97mm" fo:border="0.05pt solid #000000"/>
    </style:style>
    <style:style style:name="Table1.2" style:family="table-row">
      <style:table-row-properties style:min-row-height="7.94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P2"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P3"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P4" style:family="paragraph" style:parent-style-name="Standard">
      <style:text-properties style:font-name="Times New Roman1" fo:font-size="12pt" fo:font-weight="normal" officeooo:rsid="003d545c" officeooo:paragraph-rsid="002942d9" style:font-size-asian="12pt" style:font-weight-asian="normal" style:font-size-complex="12pt" style:font-weight-complex="normal"/>
    </style:style>
    <style:style style:name="P5"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6" style:family="paragraph" style:parent-style-name="Standard">
      <style:paragraph-properties fo:line-height="150%"/>
      <style:text-properties style:font-name="Times New Roman1" fo:font-size="12pt" fo:font-weight="normal" officeooo:rsid="004e6e1b" officeooo:paragraph-rsid="003f5f6c" style:font-size-asian="12pt" style:font-weight-asian="normal" style:font-size-complex="12pt" style:font-weight-complex="normal"/>
    </style:style>
    <style:style style:name="P7" style:family="paragraph" style:parent-style-name="Standard">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8" style:family="paragraph" style:parent-style-name="Standard">
      <style:text-properties style:font-name="Times New Roman1" fo:font-size="12pt" officeooo:paragraph-rsid="003f5f6c"/>
    </style:style>
    <style:style style:name="P9" style:family="paragraph" style:parent-style-name="Standard">
      <style:paragraph-properties fo:line-height="150%"/>
      <style:text-properties style:font-name="Ubuntu" fo:font-size="12pt" fo:font-weight="normal" officeooo:rsid="004e6e1b" officeooo:paragraph-rsid="003f5f6c" style:font-size-asian="12pt" style:font-weight-asian="normal" style:font-size-complex="12pt" style:font-weight-complex="normal"/>
    </style:style>
    <style:style style:name="P10" style:family="paragraph" style:parent-style-name="Standard">
      <style:text-properties style:font-name="Times new roman" fo:font-size="12pt" style:font-size-asian="12pt" style:font-size-complex="12pt"/>
    </style:style>
    <style:style style:name="P11" style:family="paragraph" style:parent-style-name="Table_20_Contents">
      <style:paragraph-properties fo:text-align="center" style:justify-single-word="false"/>
      <style:text-properties style:font-name="Times New Roman1" fo:font-size="16pt" fo:font-weight="normal" officeooo:rsid="003f5f6c" officeooo:paragraph-rsid="003f5f6c" style:font-size-asian="16pt" style:font-weight-asian="normal" style:font-size-complex="16pt" style:font-weight-complex="normal"/>
    </style:style>
    <style:style style:name="P12" style:family="paragraph" style:parent-style-name="Table_20_Contents">
      <style:paragraph-properties fo:text-align="center" style:justify-single-word="false"/>
      <style:text-properties style:font-name="Times New Roman1" fo:font-weight="bold" officeooo:rsid="003f5f6c" officeooo:paragraph-rsid="003f5f6c" style:font-weight-asian="bold" style:font-weight-complex="bold"/>
    </style:style>
    <style:style style:name="P13" style:family="paragraph" style:parent-style-name="Table_20_Contents">
      <style:paragraph-properties fo:text-align="center" style:justify-single-word="false"/>
      <style:text-properties style:font-name="Times New Roman1" fo:font-weight="bold" officeooo:rsid="001f9d90" officeooo:paragraph-rsid="0034fa3d" style:font-weight-asian="bold" style:font-weight-complex="bold"/>
    </style:style>
    <style:style style:name="P14" style:family="paragraph" style:parent-style-name="Table_20_Contents">
      <style:text-properties style:font-name="Times New Roman1" fo:font-weight="bold" officeooo:rsid="001f9d90" officeooo:paragraph-rsid="001f9d90" style:font-weight-asian="bold" style:font-weight-complex="bold"/>
    </style:style>
    <style:style style:name="P15" style:family="paragraph" style:parent-style-name="Table_20_Contents">
      <style:paragraph-properties fo:text-align="center" style:justify-single-word="false"/>
      <style:text-properties style:font-name="Times New Roman1" fo:font-weight="normal" officeooo:rsid="0034fa3d" officeooo:paragraph-rsid="0034fa3d" style:font-weight-asian="normal" style:font-weight-complex="normal"/>
    </style:style>
    <style:style style:name="P16" style:family="paragraph" style:parent-style-name="Table_20_Contents">
      <style:text-properties style:font-name="Times New Roman1" fo:font-size="14pt" officeooo:rsid="001f9d90" officeooo:paragraph-rsid="001f9d90" style:font-size-asian="14pt" style:font-size-complex="14pt"/>
    </style:style>
    <style:style style:name="P17" style:family="paragraph" style:parent-style-name="Standard" style:list-style-name="L1">
      <style:text-properties style:font-name="Times New Roman1" fo:font-size="16pt" fo:font-weight="bold" officeooo:rsid="003f5f6c" officeooo:paragraph-rsid="003f5f6c" style:font-size-asian="16pt" style:font-weight-asian="bold" style:font-size-complex="16pt" style:font-weight-complex="bold"/>
    </style:style>
    <style:style style:name="P18" style:family="paragraph" style:parent-style-name="Standard">
      <style:paragraph-properties fo:line-height="150%"/>
      <style:text-properties style:font-name="Times New Roman1" fo:font-size="12pt" fo:font-weight="normal" officeooo:rsid="004e6e1b" officeooo:paragraph-rsid="003f5f6c" style:font-size-asian="12pt" style:font-weight-asian="normal" style:font-size-complex="12pt" style:font-weight-complex="normal"/>
    </style:style>
    <style:style style:name="P19" style:family="paragraph" style:parent-style-name="Standard" style:list-style-name="L2">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20" style:family="paragraph" style:parent-style-name="Standard" style:list-style-name="L2">
      <style:paragraph-properties fo:line-height="150%"/>
      <style:text-properties style:font-name="Times New Roman1" fo:font-size="12pt" fo:font-weight="normal" officeooo:rsid="00514259" officeooo:paragraph-rsid="003f5f6c" style:font-size-asian="12pt" style:font-weight-asian="normal" style:font-size-complex="12pt" style:font-weight-complex="normal"/>
    </style:style>
    <style:style style:name="P21"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22" style:family="paragraph" style:parent-style-name="Standard">
      <style:paragraph-properties fo:line-height="150%"/>
      <style:text-properties style:font-name="Times New Roman1" fo:font-size="12pt" fo:font-weight="normal" officeooo:rsid="0040907b" officeooo:paragraph-rsid="0040907b" style:font-size-asian="12pt" style:font-weight-asian="normal" style:font-size-complex="12pt" style:font-weight-complex="normal"/>
    </style:style>
    <style:style style:name="P23" style:family="paragraph" style:parent-style-name="Standard">
      <style:text-properties style:font-name="Times New Roman1" fo:font-size="12pt" fo:font-weight="normal" officeooo:rsid="004109f8" officeooo:paragraph-rsid="004109f8" style:font-size-asian="12pt" style:font-weight-asian="normal" style:font-size-complex="12pt" style:font-weight-complex="normal"/>
    </style:style>
    <style:style style:name="P24" style:family="paragraph" style:parent-style-name="Standard">
      <style:text-properties style:font-name="Times New Roman1" fo:font-size="12pt" fo:font-weight="normal" officeooo:rsid="00439dd7" officeooo:paragraph-rsid="00439dd7" style:font-size-asian="12pt" style:font-weight-asian="normal" style:font-size-complex="12pt" style:font-weight-complex="normal"/>
    </style:style>
    <style:style style:name="P25" style:family="paragraph" style:parent-style-name="Standard">
      <style:text-properties style:font-name="Times New Roman1" fo:font-size="12pt" fo:font-weight="normal" officeooo:rsid="00457601" officeooo:paragraph-rsid="00457601" style:font-size-asian="12pt" style:font-weight-asian="normal" style:font-size-complex="12pt" style:font-weight-complex="normal"/>
    </style:style>
    <style:style style:name="P26" style:family="paragraph" style:parent-style-name="Standard">
      <style:text-properties style:font-name="Times New Roman1" fo:font-size="12pt" officeooo:paragraph-rsid="003f5f6c"/>
    </style:style>
    <style:style style:name="P27" style:family="paragraph" style:parent-style-name="Standard">
      <style:text-properties style:font-name="Times New Roman1" fo:font-size="12pt" officeooo:rsid="0040907b" officeooo:paragraph-rsid="0040907b"/>
    </style:style>
    <style:style style:name="P28" style:family="paragraph" style:parent-style-name="Standard" style:list-style-name="L2">
      <style:paragraph-properties fo:line-height="150%"/>
      <style:text-properties style:font-name="Times New Roman1" officeooo:rsid="00514259" officeooo:paragraph-rsid="003f5f6c"/>
    </style:style>
    <style:style style:name="P29" style:family="paragraph" style:parent-style-name="Standard">
      <style:paragraph-properties fo:line-height="150%"/>
      <style:text-properties style:font-name="Ubuntu" fo:font-size="12pt" fo:font-weight="normal" officeooo:rsid="0050601a" officeooo:paragraph-rsid="003f5f6c" style:font-size-asian="12pt" style:font-weight-asian="normal" style:font-size-complex="12pt" style:font-weight-complex="normal"/>
    </style:style>
    <style:style style:name="P30"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31" style:family="paragraph" style:parent-style-name="Standard" style:list-style-name="L3">
      <style:paragraph-properties fo:line-height="150%"/>
      <style:text-properties style:font-name="Times New Roman1" fo:font-size="12pt" fo:font-weight="normal" officeooo:rsid="004656f8" officeooo:paragraph-rsid="0040907b" style:font-size-asian="12pt" style:font-weight-asian="normal" style:font-size-complex="12pt" style:font-weight-complex="normal"/>
    </style:style>
    <style:style style:name="P32" style:family="paragraph" style:parent-style-name="Standard">
      <style:text-properties style:font-name="Times New Roman1" fo:font-size="12pt" fo:font-weight="normal" officeooo:rsid="0047ac7d" officeooo:paragraph-rsid="0040907b" style:font-size-asian="12pt" style:font-weight-asian="normal" style:font-size-complex="12pt" style:font-weight-complex="normal"/>
    </style:style>
    <style:style style:name="P33" style:family="paragraph">
      <loext:graphic-properties draw:fill="solid" draw:fill-color="#ffffff" draw:opacity="0%"/>
      <style:paragraph-properties style:writing-mode="lr-tb"/>
    </style:style>
    <style:style style:name="T1" style:family="text">
      <style:text-properties fo:letter-spacing="-0.18mm" fo:font-weight="bold" style:font-weight-asian="bold" style:font-name-complex="Verdana" style:font-weight-complex="bold"/>
    </style:style>
    <style:style style:name="T2" style:family="text">
      <style:text-properties fo:letter-spacing="-0.18mm" fo:font-weight="bold" officeooo:rsid="0034fa3d" style:font-weight-asian="bold" style:font-name-complex="Verdana" style:font-weight-complex="bold"/>
    </style:style>
    <style:style style:name="T3" style:family="text">
      <style:text-properties fo:letter-spacing="-0.18mm" fo:font-weight="bold" officeooo:rsid="003f5f6c" style:font-weight-asian="bold" style:font-name-complex="Verdana" style:font-weight-complex="bold"/>
    </style:style>
    <style:style style:name="T4" style:family="text">
      <style:text-properties fo:letter-spacing="-0.18mm" style:font-name-complex="Verdana"/>
    </style:style>
    <style:style style:name="T5" style:family="text">
      <style:text-properties fo:letter-spacing="-0.18mm" officeooo:rsid="003f5f6c" style:font-name-complex="Verdana"/>
    </style:style>
    <style:style style:name="T6" style:family="text">
      <style:text-properties fo:letter-spacing="-0.18mm" fo:font-weight="normal" officeooo:rsid="0034fa3d" style:font-weight-asian="normal" style:font-name-complex="Verdana" style:font-weight-complex="normal"/>
    </style:style>
    <style:style style:name="T7" style:family="text">
      <style:text-properties style:font-name="Verdana" fo:letter-spacing="-0.18mm" fo:font-weight="bold" style:font-weight-asian="bold" style:font-name-complex="Verdana" style:font-weight-complex="bold"/>
    </style:style>
    <style:style style:name="T8" style:family="text">
      <style:text-properties style:font-name="Verdana" fo:letter-spacing="-0.18mm" style:font-name-complex="Verdana"/>
    </style:style>
    <style:style style:name="T9" style:family="text">
      <style:text-properties officeooo:rsid="0034fa3d"/>
    </style:style>
    <style:style style:name="T10" style:family="text">
      <style:text-properties style:font-name="Times New Roman1"/>
    </style:style>
    <style:style style:name="T11" style:family="text">
      <style:text-properties style:font-name="Times New Roman1" officeooo:rsid="003f5f6c"/>
    </style:style>
    <style:style style:name="T12" style:family="text">
      <style:text-properties officeooo:rsid="0050601a"/>
    </style:style>
    <style:style style:name="T13" style:family="text">
      <style:text-properties officeooo:rsid="005c83a7"/>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534ac3" style:font-size-asian="12pt" style:font-weight-asian="normal" style:font-size-complex="12pt" style:font-weight-complex="normal"/>
    </style:style>
    <style:style style:name="T16" style:family="text">
      <style:text-properties fo:font-size="12pt" fo:font-weight="normal" officeooo:rsid="0053d5f0" style:font-size-asian="12pt" style:font-weight-asian="normal" style:font-size-complex="12pt" style:font-weight-complex="normal"/>
    </style:style>
    <style:style style:name="T17" style:family="text">
      <style:text-properties fo:font-size="12pt" fo:font-weight="normal" officeooo:rsid="00529c8b" style:font-size-asian="12pt" style:font-weight-asian="normal" style:font-size-complex="12pt" style:font-weight-complex="normal"/>
    </style:style>
    <style:style style:name="T18" style:family="text">
      <style:text-properties fo:font-size="12pt" fo:font-weight="normal" officeooo:rsid="005c83a7" style:font-size-asian="12pt" style:font-weight-asian="normal" style:font-size-complex="12pt" style:font-weight-complex="normal"/>
    </style:style>
    <style:style style:name="T19" style:family="text">
      <style:text-properties style:font-name="Times new roman" fo:font-size="13.5pt" style:font-size-asian="12pt" style:font-size-complex="12pt"/>
    </style:style>
    <style:style style:name="T20" style:family="text">
      <style:text-properties style:font-name="Times new roman" fo:font-size="13.5pt" officeooo:rsid="003f5f6c" style:font-size-asian="12pt" style:font-size-complex="12pt"/>
    </style:style>
    <style:style style:name="T21" style:family="text">
      <style:text-properties style:font-name="Times new roman" style:font-size-asian="12pt" style:font-size-complex="12pt"/>
    </style:style>
    <style:style style:name="T22" style:family="text">
      <style:text-properties officeooo:rsid="0040907b"/>
    </style:style>
    <style:style style:name="T23" style:family="text">
      <style:text-properties officeooo:rsid="004109f8"/>
    </style:style>
    <style:style style:name="T24" style:family="text"/>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2">Temat projektu:</text:p>
            <text:p text:style-name="P11">Robot mobilny typu Line Follower</text:p>
          </table:table-cell>
          <table:covered-table-cell/>
        </table:table-row>
        <table:table-row table:style-name="Table1.2">
          <table:table-cell table:style-name="Table1.A2" office:value-type="string">
            <text:p text:style-name="P13">Numer <text:span text:style-name="T9">albumu:</text:span></text:p>
            <text:p text:style-name="P15">1115092</text:p>
          </table:table-cell>
          <table:table-cell table:style-name="Table1.B2" office:value-type="string">
            <text:p text:style-name="P14">Nazwisko i Imię: </text:p>
            <text:p text:style-name="P16">Karol Farbaniec</text:p>
          </table:table-cell>
        </table:table-row>
      </table:table>
      <text:p text:style-name="P4"/>
      <text:list xml:id="list8245456562246725975" text:style-name="L1">
        <text:list-item>
          <text:p text:style-name="P17">Wstęp - opis problemu</text:p>
        </text:list-item>
      </text:list>
      <text:p text:style-name="P29"><text:tab/></text:p>
      <text:p text:style-name="P6"/>
      <text:p text:style-name="P9"><text:span text:style-name="T11"><text:tab/></text:span><text:span text:style-name="T10">Line Follower ma za zadanie przejechać jak najszybciej trasę w kształcie zamkniętej krzywej leżącej na płaszczyźnie, równolegle do której działa siła ciężkości.</text:span></text:p>
      <text:p text:style-name="P6">Model matematyczny i symulacja odpowiedzi obiektu w odniesieniu do występujących zjawisk fizycznych przy zadanych parametrach, pozwoli dowiedzieć się więcej o ich znaczeniu na rezultat przejazdu. <text:span text:style-name="T12">U</text:span>możliwi to <text:span text:style-name="T12">w niektórych przypadkach przeprowadzić proces odwrotny, to jest wyznaczenie konkretnych współczynników w zależności od przyjętych wymagań projektowych. Model zostanie uproszczony nie uwzględniając wszystkich zmiennych działających na obiekt rzeczywisty. Zależnościami matematycznymi zostaną powiązane zjawiska i własności uznane przez autora za najistotniejsze, dla których w prosty sposób można zastosować prawa i twierdzenia fizyki i nauk ścisłych.</text:span></text:p>
      <text:p text:style-name="P6"/>
      <text:p text:style-name="P22">Celem procesu modelowania obiektów i przeprowadzenia symulacji jest znalezienie odpowiedzi na pytania:</text:p>
      <text:p text:style-name="P22"/>
      <text:list xml:id="list5895822074246911873" text:style-name="L2">
        <text:list-item>
          <text:p text:style-name="P19">Jakie silniki ( o jakiej charakterystyce) dobrać dla robota (w szczególnym uwzględnieniu współczynników tarcia i promienia koła)?</text:p>
        </text:list-item>
        <text:list-item>
          <text:p text:style-name="P19">Jakie są częstotliwości własne układu mechaniki przy poczynionych założeniach konstrukcyjnych?</text:p>
        </text:list-item>
        <text:list-item>
          <text:p text:style-name="P20">Jaki jest wpływ defektów trasy <text:s/>(rzeczywista trasa w przybliżeniu leży na płaszczyźnie, mogą zda<text:span text:style-name="T13">rz</text:span>yć się 'nierówności' w kierunku prostopadłym do płaszczyzny) na odpowiedź układu?</text:p>
        </text:list-item>
        <text:list-item>
          <text:p text:style-name="P28"><text:span text:style-name="T15">Co</text:span><text:span text:style-name="T14"> tracimy przy konwersji ADC i DAC</text:span><text:span text:style-name="T15"> na podstawie modelu czujników odbiciowych</text:span><text:span text:style-name="T14">?</text:span></text:p>
        </text:list-item>
        <text:list-item>
          <text:p text:style-name="P28"><text:span text:style-name="T16">Jaki jest wpływ</text:span><text:span text:style-name="T17"> filtracji sygnału filtrem </text:span><text:span text:style-name="T18">antyaliasing-owym</text:span><text:span text:style-name="T14"> </text:span><text:span text:style-name="T17">przed podaniem go na przetworniki ADC</text:span><text:span text:style-name="T14">?</text:span></text:p>
        </text:list-item>
      </text:list>
      <text:p text:style-name="P7"/>
      <text:p text:style-name="P6"/>
      <text:p text:style-name="P6"/>
      <text:list xml:id="list153101512875518" text:continue-list="list8245456562246725975" text:style-name="L1">
        <text:list-item>
          <text:p text:style-name="P17">Rozwiązanie problemu</text:p>
        </text:list-item>
      </text:list>
      <text:p text:style-name="P5"/>
      <text:p text:style-name="P5"><text:span text:style-name="T23">-- </text:span>Opis matematyczny, zastosowane wzory</text:p>
      <text:p text:style-name="P5"/>
      <text:p text:style-name="P5"><text:soft-page-break/></text:p>
      <text:p text:style-name="P23">Stosujac prawa i twierdzenia fizyki, szczególnie mechaniki, budujemy model matematyczny zjawiska tarcia koła robota o nawierzchnię toru jazdy:</text:p>
      <text:p text:style-name="P23"/>
      <text:p text:style-name="P23">/</text:p>
      <text:p text:style-name="P23">/ Rysunek i wzory</text:p>
      <text:p text:style-name="P23">/</text:p>
      <text:p text:style-name="P23"/>
      <text:p text:style-name="P24">Budowa modelu sprężysto-tłumiący wykorzystuje zasadę d'Alemberta oraz przyjmuje tłumienie wiskotyczne pomiędzy elementami układu. </text:p>
      <text:p text:style-name="P24"/>
      <text:p text:style-name="P24">/</text:p>
      <text:p text:style-name="P24">/ Schemat i wzory</text:p>
      <text:p text:style-name="P24">/</text:p>
      <text:p text:style-name="P24"/>
      <text:p text:style-name="P25">Na model sprężysto-tłumiący możemy podawać sygnały wejściowe symulujące rzeczywiste zjawiska występujące podczas przejazdu. Wymuszenie podawane na element modelu odpowiadający kołu robota w płaszczyźnie pionowej odpowiada nierównościom na trasie.</text:p>
      <text:p text:style-name="P25"/>
      <text:p text:style-name="P25">/</text:p>
      <text:p text:style-name="P25">/ Rysunek + wzory</text:p>
      <text:p text:style-name="P25">/</text:p>
      <text:p text:style-name="P25"><text:s text:c="3"/></text:p>
      <text:p text:style-name="P5"/>
      <text:p text:style-name="P5"/>
      <text:list xml:id="list153101493593266" text:continue-numbering="true" text:style-name="L1">
        <text:list-item>
          <text:p text:style-name="P17">Opis eksperymentów</text:p>
        </text:list-item>
      </text:list>
      <text:p text:style-name="P5"/>
      <text:p text:style-name="P5"/>
      <text:p text:style-name="P5"/>
      <text:p text:style-name="P5"/>
      <text:p text:style-name="P5"/>
      <text:list xml:id="list153102956293715" text:continue-numbering="true" text:style-name="L1">
        <text:list-item>
          <text:p text:style-name="P17">Wyniki eksperymentów</text:p>
        </text:list-item>
      </text:list>
      <text:p text:style-name="P5"/>
      <text:p text:style-name="P5">-- czytelność oraz wizualizacja</text:p>
      <text:p text:style-name="P5"/>
      <text:p text:style-name="P5">ipsum asdasgaefvgs awf wafgqeipsum asdasgaefvgs awf wafgqeipsum asdasgaefvgs awf wafgqeipsum asdasgaefvgs awf wafgqeipsum asdasgaefvgs awf wafgqeipsum asdasgaefvgs awf wafgqeipsum asdasgaefvgs awf wafgqe</text:p>
      <text:p text:style-name="P5"/>
      <text:p text:style-name="P5"/>
      <text:list xml:id="list153103402448872" text:continue-numbering="true" text:style-name="L1">
        <text:list-item>
          <text:p text:style-name="P17">Wnioski</text:p>
        </text:list-item>
      </text:list>
      <text:p text:style-name="P5">-- wnioski z eksperymentów i odpowiedzi na pytania</text:p>
      <text:p text:style-name="P5"/>
      <text:p text:style-name="P5"/>
      <text:p text:style-name="P5">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text:p>
      <text:list xml:id="list153102968990937" text:continue-numbering="true" text:style-name="L1">
        <text:list-item>
          <text:p text:style-name="P17">Appendix</text:p>
        </text:list-item>
      </text:list>
      <text:p text:style-name="P8"><text:span text:style-name="T20"/></text:p>
      <text:p text:style-name="P27"><text:span text:style-name="T19">Link do repozytorium projektu: </text:span><text:a xlink:type="simple" xlink:href="https://github.com/kfarbaniec/misk.git" text:style-name="Internet_20_link" text:visited-style-name="Visited_20_Internet_20_Link"><text:span text:style-name="T19">https://github.com/kfarbaniec/misk.git</text:span></text:a></text:p>
      <text:p text:style-name="P27"><text:span text:style-name="T19"/></text:p>
      <text:p text:style-name="P8"><text:soft-page-break/><text:span text:style-name="T20">-- do</text:span><text:span text:style-name="T21">datkowa część pozwalająca udokumentować wysiłek włożony w przygotowanie projek-</text:span></text:p>
      <text:p text:style-name="P10">tu: zrzuty ekranu, opis problemów, które pojawiły się podczas pisania i jak sobie z nimi Państwo</text:p>
      <text:p text:style-name="P10">poradziliście, link do GitHuba, itp. Obowiązkowo: instrukcja uruchomienia programu</text:p>
      <text:p text:style-name="P5"/>
      <text:p text:style-name="P5"/>
      <text:list xml:id="list153101661977615" text:continue-numbering="true" text:style-name="L1">
        <text:list-item>
          <text:p text:style-name="P17">Bibliografia</text:p>
        </text:list-item>
      </text:list>
      <text:p text:style-name="P5">-- z czego korzystaliśmy</text:p>
      <text:p text:style-name="P5"/>
      <text:list xml:id="list5047025155979646433" text:style-name="L3">
        <text:list-item>
          <text:p text:style-name="P31">Janusz Kowal, Podstawy Automatyki Tom I i II</text:p>
        </text:list-item>
        <text:list-item>
          <text:p text:style-name="P31">Jędrzykiewisz, Teoria Sterowania Układów Jednowymiarowych</text:p>
        </text:list-item>
        <text:list-item>
          <text:p text:style-name="P31">Józef Giergiel, Mariusz Giergiel - Mechanika Ogólna</text:p>
        </text:list-item>
        <text:list-item>
          <text:p text:style-name="P31">Fizyka, Zbigniew Kąkol:<text:span text:style-name="T22"> </text:span>http://winntbg.bg.agh.edu.pl/skrypty3/0370/fizyka.pdf</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2pt" fo:font-style="italic" style:text-underline-style="solid" style:text-underline-width="auto" style:text-underline-color="font-color" style:font-size-asian="12pt" style:font-style-asian="italic"/>
    </style:style>
    <style:style style:name="Nagłówek2"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2"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Nagłówek1"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Text" style:family="paragraph" style:parent-style-name="Podpis2" style:class="extra"/>
    <style:style style:name="Table" style:family="paragraph" style:parent-style-name="Podpis2" style:class="extra"/>
    <style:style style:name="Sender" style:family="paragraph" style:parent-style-name="Standard" style:class="extra">
      <style:paragraph-properties fo:margin-top="0mm" fo:margin-bottom="1.06mm"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0pt" style:font-size-asian="10pt"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Domyślna_20_czcionka_20_akapitu2" style:display-name="Domyślna czcionka akapitu2" style:family="text"/>
    <style:style style:name="Domyślna_20_czcionka_20_akapitu1" style:display-name="Domyślna czcionka akapitu1" style:family="text"/>
    <style:style style:name="Page_20_Number" style:display-name="Page Number" style:family="text" style:parent-style-name="Domyślna_20_czcionka_20_akapitu2"/>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7.62mm" fo:margin-left="7.62mm"/>
        </style:list-level-properties>
      </text:outline-level-style>
      <text:outline-level-style text:level="2" text:style-name="WW8Num1z1" style:num-format="">
        <style:list-level-properties text:list-level-position-and-space-mode="label-alignment">
          <style:list-level-label-alignment text:label-followed-by="nothing"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fo:text-align="center">
          <style:list-level-label-alignment text:label-followed-by="listtab" text:list-tab-stop-position="4.99mm" fo:text-indent="3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MP2"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MP3" style:family="paragraph">
      <loext:graphic-properties draw:fill="solid" draw:fill-color="#ffffff" draw:opacity="0%"/>
      <style:paragraph-properties style:writing-mode="lr-tb"/>
    </style:style>
    <style:style style:name="MP4"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MT1" style:family="text">
      <style:text-properties fo:letter-spacing="-0.18mm" fo:font-weight="bold" officeooo:rsid="0034fa3d" style:font-weight-asian="bold" style:font-name-complex="Verdana" style:font-weight-complex="bold"/>
    </style:style>
    <style:style style:name="MT2" style:family="text">
      <style:text-properties fo:letter-spacing="-0.18mm" fo:font-weight="bold" officeooo:rsid="003f5f6c" style:font-weight-asian="bold" style:font-name-complex="Verdana" style:font-weight-complex="bold"/>
    </style:style>
    <style:style style:name="MT3" style:family="text">
      <style:text-properties fo:letter-spacing="-0.18mm" style:font-name-complex="Verdana"/>
    </style:style>
    <style:style style:name="MT4" style:family="text">
      <style:text-properties fo:letter-spacing="-0.18mm" fo:font-weight="bold" style:font-weight-asian="bold" style:font-name-complex="Verdana" style:font-weight-complex="bold"/>
    </style:style>
    <style:style style:name="MT5" style:family="text">
      <style:text-properties fo:letter-spacing="-0.18mm" officeooo:rsid="003f5f6c" style:font-name-complex="Verdana"/>
    </style:style>
    <style:style style:name="MT6" style:family="text">
      <style:text-properties fo:letter-spacing="-0.18mm" fo:font-weight="normal" officeooo:rsid="0034fa3d" style:font-weight-asian="normal" style:font-name-complex="Verdana" style:font-weight-complex="normal"/>
    </style:style>
    <style:style style:name="MT7" style:family="text"/>
    <style:style style:name="MT8" style:family="text">
      <style:text-properties style:font-name="Verdana" fo:letter-spacing="-0.18mm" fo:font-weight="bold" style:font-weight-asian="bold" style:font-name-complex="Verdana" style:font-weight-complex="bold"/>
    </style:style>
    <style:style style:name="MT9" style:family="text">
      <style:text-properties style:font-name="Verdana" fo:letter-spacing="-0.18mm" style:font-name-complex="Verdana"/>
    </style:style>
    <style:style style:name="M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mm" fo:page-height="297mm" style:num-format="1" style:print-orientation="portrait" fo:margin-top="12.49mm" fo:margin-bottom="12.49mm" fo:margin-left="14.99mm" fo:margin-right="14.99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5.01mm" style:dynamic-spacing="true"/>
      </style:header-style>
      <style:footer-style>
        <style:header-footer-properties fo:min-height="2.5mm" fo:margin-left="0mm" fo:margin-right="0mm" fo:margin-top="1.52mm" style:dynamic-spacing="true"/>
      </style:footer-style>
    </style:page-layout>
  </office:automatic-styles>
  <office:master-styles>
    <style:master-page style:name="Standard" style:page-layout-name="Mpm1">
      <style:header>
        <text:p text:style-name="MP1"><text:span text:style-name="MT1">UJ</text:span><text:span text:style-name="MT2"> <text:s text:c="2"/></text:span><text:span text:style-name="MT3">Rok akademicki:</text:span><text:span text:style-name="MT4"> 20</text:span><text:span text:style-name="MT1">16/17</text:span><text:span text:style-name="MT3">, semestr</text:span><text:span text:style-name="MT5"> </text:span><text:span text:style-name="MT6">zimowy</text:span><text:span text:style-name="MT2"> <text:s/><text:tab/><text:tab/></text:span><text:span text:style-name="MT1">Symulacja komputerowa i modelowanie</text:span></text:p>
      </style:header>
      <style:footer>
        <text:p text:style-name="MP2"><text:span text:style-name="Page_20_Number"><text:page-number text:select-page="current">3</text:page-number></text:span><draw:frame text:anchor-type="char" draw:z-index="2" draw:style-name="Mgr1" draw:text-style-name="MP3" svg:width="5.42mm" svg:height="4.86mm" svg:x="84.58mm" svg:y="0.02mm"><draw:text-box><text:p/></draw:text-box></draw:frame><text:span text:style-name="Page_20_Number">/</text:span><text:span text:style-name="Page_20_Number"><text:page-count style:num-format="1">3</text:page-count></text:span></text:p>
      </style:footer>
    </style:master-page>
    <style:master-page style:name="Convert_20_1" style:display-name="Convert 1" style:page-layout-name="Mpm1">
      <style:header>
        <text:p text:style-name="MP4"><text:span text:style-name="MT8">AGH – KAP</text:span><text:span text:style-name="MT9"><text:tab/>Rok akademicki:</text:span><text:span text:style-name="MT8"> 2015/2016</text:span><text:span text:style-name="MT9">, semestr </text:span><text:span text:style-name="MT8">letni</text:span><text:span text:style-name="MT9"><text:tab/></text:span><text:span text:style-name="MT8">Podstawy Automatyki</text:span></text:p>
      </style:header>
      <style:footer>
        <text:p text:style-name="MP2"><text:span text:style-name="Page_20_Number"><text:page-number text:select-page="current">0</text:page-number></text:span><text:span text:style-name="Page_20_Number">/</text:span><text:span text:style-name="Page_20_Number"><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kademia Górniczo - Hutnicza  </dc:title>
    <meta:initial-creator>JK</meta:initial-creator>
    <meta:creation-date>2012-04-30T20:22:00</meta:creation-date>
    <dc:date>2017-01-22T15:31:01.178009196</dc:date>
    <meta:print-date>2010-10-04T18:15:00</meta:print-date>
    <meta:editing-cycles>27</meta:editing-cycles>
    <meta:editing-duration>PT1H54M34S</meta:editing-duration>
    <meta:generator>LibreOffice/5.1.4.2$Linux_X86_64 LibreOffice_project/10m0$Build-2</meta:generator>
    <meta:document-statistic meta:table-count="1" meta:image-count="0" meta:object-count="0" meta:page-count="3" meta:paragraph-count="53" meta:word-count="471" meta:character-count="3662" meta:non-whitespace-character-count="3244"/>
  </office:meta>
</office:document-meta>
</file>